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 style:list-style-name="L1">
      <style:text-properties style:font-name="Arial"/>
    </style:style>
    <style:style style:name="P4" style:family="paragraph" style:parent-style-name="Standard" style:list-style-name="L2">
      <style:text-properties style:font-name="Arial"/>
    </style:style>
    <style:style style:name="P5" style:family="paragraph" style:parent-style-name="Standard" style:list-style-name="L3">
      <style:text-properties style:font-name="Arial"/>
    </style:style>
    <style:style style:name="P6" style:family="paragraph" style:parent-style-name="Standard" style:list-style-name="L4">
      <style:text-properties style:font-name="Arial"/>
    </style:style>
    <style:style style:name="P7" style:family="paragraph" style:parent-style-name="Standard" style:list-style-name="L5">
      <style:text-properties style:font-name="Ari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rcuito</text:p>
      <text:p text:style-name="P1">Rappresentato come una lista di macro segmenti. Essi possono essere curve o rettilinei. Ogni macro segmento e' diviso in piu' segmenti, ognuno con le seguenti caratteristiche:</text:p>
      <text:list text:style-name="L1">
        <text:list-item>
          <text:p text:style-name="P3">La lunghezza di un segmento corrisponde alla lunghezza di una vettura</text:p>
        </text:list-item>
        <text:list-item>
          <text:p text:style-name="P3">Puo' ospitare piu' macchine in parallelo, permettendo il sorpasso, oppure una sola in tratti in cui non e' possibile sorpassare</text:p>
        </text:list-item>
        <text:list-item>
          <text:p text:style-name="P3">Una velocita' massima, usata come riferimento per calcolare la velocita' attuale di un concorrente a seconda delle prestazioni della sua auto</text:p>
        </text:list-item>
        <text:list-item>
          <text:p text:style-name="P3">Un identificatore di punto di frenata. Un segmento marchiato con questo identificatore indica l'approssimarsi ad una curva e quindi la necessita' di rallentare. La velocita' massima indicata in un siffatto segmento indica la velocita' da raggiungere decelerando prima di entrare nel successivo macro segmento</text:p>
        </text:list-item>
        <text:list-item>
          <text:p text:style-name="P3">Un numero progressivo come identificatore unico del segmento</text:p>
        </text:list-item>
        <text:list-item>
          <text:p text:style-name="P3">Un puntatore al segmento successivo. I puntatori diventano due nel segmento particolare di ingresso ai box</text:p>
        </text:list-item>
      </text:list>
      <text:p text:style-name="P1"/>
      <text:p text:style-name="P1">Questa rappresentazione del circuito e' collocata nella macchina “Gara”.</text:p>
      <text:p text:style-name="P1">Per costruire un circuito, l'utente del sistema deve fornire i dati dei macro segmenti:</text:p>
      <text:list text:style-name="L2">
        <text:list-item>
          <text:p text:style-name="P4">Lunghezza</text:p>
        </text:list-item>
        <text:list-item>
          <text:p text:style-name="P4">Corsie</text:p>
        </text:list-item>
        <text:list-item>
          <text:p text:style-name="P4">Velocita' massima</text:p>
        </text:list-item>
        <text:list-item>
          <text:p text:style-name="P4">Punto di frenata</text:p>
        </text:list-item>
        <text:list-item>
          <text:p text:style-name="P4">Macro segmento successivo</text:p>
        </text:list-item>
      </text:list>
      <text:p text:style-name="P1"/>
      <text:p text:style-name="P1">Il sistema provvedera' in seguito alla costruzione dei segmenti con le caratteristiche sopracitate.</text:p>
      <text:p text:style-name="P1"/>
      <text:p text:style-name="P1">Ai fini della simulazione, verra' costruita inoltre un'altra struttura, costituita da una lista di risorse protette, ognuna delle quali rappresentante un segmento. Questa lista verra' ospitata nella macchina “Circuito”.</text:p>
      <text:p text:style-name="P1"/>
      <text:p text:style-name="P1">Pilota</text:p>
      <text:p text:style-name="P1">Ogni pilota avra' caratteristiche personali, alcune delle quali lo caratterizzeranno, altre che influenzeranno la sua condotta di gara:</text:p>
      <text:list text:style-name="L3">
        <text:list-item>
          <text:p text:style-name="P5">Nome</text:p>
        </text:list-item>
        <text:list-item>
          <text:p text:style-name="P5">Scuderia</text:p>
        </text:list-item>
        <text:list-item>
          <text:p text:style-name="P5">Numero</text:p>
        </text:list-item>
        <text:list-item>
          <text:p text:style-name="P5">Coefficiente di accelerazione [0.9...1.1]</text:p>
        </text:list-item>
        <text:list-item>
          <text:p text:style-name="P5">Coefficiente di frenata [1.0...1.1]</text:p>
        </text:list-item>
        <text:list-item>
          <text:p text:style-name="P5">Velocita' massima</text:p>
        </text:list-item>
        <text:list-item>
          <text:p text:style-name="P5">Strategia di gara (carburante imbarcato, numero di soste previste,...)</text:p>
        </text:list-item>
        <text:list-item>
          <text:p text:style-name="P5">Indice del segmento in cui si trova</text:p>
        </text:list-item>
      </text:list>
      <text:p text:style-name="P1"/>
      <text:p text:style-name="P1">Il coefficiente di accelerazione modifichera' la velocita' con cui un pilota raggiunge la velocita' massima del macro segmento ed inoltre modifichera' la velocita' massima effettivamente <text:soft-page-break/>raggiungibile nel dato macro segmento.</text:p>
      <text:p text:style-name="P1">Il coefficiente di frenata modifichera' il momento in cui il pilota effettuera' la decelerazione: a valori piu' alti del coefficiente corrispondera' una frenata sempre piu' ritardata.</text:p>
      <text:p text:style-name="P1"/>
      <text:p text:style-name="P1">Norme di progetto</text:p>
      <text:list text:style-name="L5">
        <text:list-item>
          <text:p text:style-name="P7">I tipi globali utilizzati all'interno del progetto saranno inseriti nel file “race_types.ads”.</text:p>
        </text:list-item>
      </text:list>
      <text:list text:style-name="L4">
        <text:list-item>
          <text:p text:style-name="P6">Per ogni package, i tipi utilizzati all'interno dello stesso saranno inseriti in un file “<text:span text:style-name="T1">NomePackage</text:span><text:span text:style-name="T2">_types.ads”. Ognuno di questi file conterra' nell'intestazione l'inclusione dei tipi globali.</text:span></text:p>
        </text:list-item>
        <text:list-item>
          <text:p text:style-name="P6"><text:span text:style-name="T2">Ogni cartella all'interno della root di progetto rappresenta una partizione distribuita dello stesso</text:span></text:p>
        </text:list-item>
        <text:list-item>
          <text:p text:style-name="P6"><text:span text:style-name="T2">Tutti i nomi di tipi creati dagli sviluppatori dovranno avere al termine il suffisso “_T”.</text:span></text:p>
        </text:list-item>
        <text:list-item>
          <text:p text:style-name="P6"><text:span text:style-name="T2">Tutti i nomi di tipi riferimento creati dagli sviluppatori dovranno avere al termini il suffisso “_Ref_T”</text:span></text:p>
        </text:list-item>
        <text:list-item>
          <text:p text:style-name="P6"><text:span text:style-name="T2">Tutti i riferimenti istanziati avranno come suffisso “_Ref”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07T17:10:56</meta:creation-date>
    <dc:date>2009-01-12T16:41:41</dc:date>
    <meta:editing-cycles>3</meta:editing-cycles>
    <meta:editing-duration>PT24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6" meta:word-count="423" meta:character-count="2969"/>
  </office:meta>
</office:document-meta>
</file>